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InputStream.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get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setMessageDigest( java . security . MessageDige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InputStream.DigestInputStream( java . io . InputStream var0 , java . security . MessageDiges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